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1.71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2.9075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2.7882in"/>
    </style:style>
    <style:style style:name="co25" style:family="table-column">
      <style:table-column-properties fo:break-before="auto" style:column-width="1.7272in"/>
    </style:style>
    <style:style style:name="co26" style:family="table-column">
      <style:table-column-properties fo:break-before="auto" style:column-width="3.5256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173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4453in" fo:break-before="auto" style:use-optimal-row-height="false"/>
    </style:style>
    <style:style style:name="ro13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line-through-style="none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style:text-line-through-style="none"/>
    </style:style>
    <style:style style:name="ce7" style:family="table-cell" style:parent-style-name="Default">
      <style:table-cell-properties fo:background-color="#ff0000"/>
      <style:text-properties style:text-line-through-style="none"/>
    </style:style>
    <style:style style:name="ce8" style:family="table-cell" style:parent-style-name="Default">
      <style:table-cell-properties fo:padding="0.028in"/>
      <style:text-properties style:text-line-through-style="none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/>
    </style:style>
    <style:style style:name="ce16" style:family="table-cell" style:parent-style-name="Default">
      <style:table-cell-properties fo:wrap-option="wrap"/>
      <style:text-properties style:text-line-through-style="none"/>
    </style:style>
    <style:style style:name="ce17" style:family="table-cell" style:parent-style-name="Default">
      <style:table-cell-properties fo:background-color="#ff0000" fo:wrap-option="wrap"/>
      <style:text-properties style:text-line-through-style="none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font-name="Arial" style:font-name-asian="DejaVu Sans" style:font-name-complex="FreeSans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</style:style>
    <style:style style:name="ce21" style:family="table-cell" style:parent-style-name="Default">
      <style:text-properties style:font-name="Arial2"/>
    </style:style>
    <style:style style:name="ce22" style:family="table-cell" style:parent-style-name="Default">
      <style:text-properties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 style:data-style-name="N60">
      <style:table-cell-properties fo:background-color="#00ff00"/>
    </style:style>
    <style:style style:name="ce25" style:family="table-cell" style:parent-style-name="Default" style:data-style-name="N60"/>
    <style:style style:name="ce26" style:family="table-cell" style:parent-style-name="Default">
      <style:text-properties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</style:style>
    <style:style style:name="ce28" style:family="table-cell" style:parent-style-name="Default">
      <style:text-properties fo:color="#000000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dc23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ff0000" fo:wrap-option="wrap"/>
    </style:style>
    <style:style style:name="ce35" style:family="table-cell" style:parent-style-name="Default">
      <style:table-cell-properties fo:background-color="#ff0000"/>
      <style:text-properties style:font-name="Arial" style:font-name-asian="DejaVu Sans" style:font-name-complex="FreeSans"/>
    </style:style>
    <style:style style:name="ce3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>C1608X5R1E104K</text:a></text:p>
          </table:table-cell>
          <table:table-cell table:style-name="ce13" office:value-type="string">
            <text:p><text:a xlink:href="http://digikey.com/Suppliers/us/TDK.page?lang=EN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33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33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9">
          <table:table-cell office:value-type="float" office:value="11">
            <text:p>11</text:p>
          </table:table-cell>
          <table:table-cell table:style-name="ce33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0">
          <table:table-cell office:value-type="float" office:value="12">
            <text:p>12</text:p>
          </table:table-cell>
          <table:table-cell table:style-name="ce33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33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2">
          <table:table-cell office:value-type="float" office:value="11">
            <text:p>11</text:p>
          </table:table-cell>
          <table:table-cell table:style-name="ce33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J701,J702</text:p>
          </table:table-cell>
          <table:table-cell table:style-name="ce5" office:value-type="string">
            <text:p>3_WAY_JUMPER</text:p>
          </table:table-cell>
          <table:table-cell table:style-name="ce5" office:value-type="string">
            <text:p>TSHC-103-S-06-240-G-LF</text:p>
          </table:table-cell>
          <table:table-cell table:style-name="ce5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33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3">
          <table:table-cell office:value-type="float" office:value="20">
            <text:p>20</text:p>
          </table:table-cell>
          <table:table-cell table:style-name="ce33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401</text:p>
          </table:table-cell>
          <table:table-cell table:style-name="ce5" office:value-type="string">
            <text:p>BEAGLEBONE</text:p>
          </table:table-cell>
          <table:table-cell table:style-name="ce5" office:value-type="string">
            <text:p>PCB</text:p>
          </table:table-cell>
          <table:table-cell table:style-name="ce5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U501,U601</text:p>
          </table:table-cell>
          <table:table-cell table:style-name="ce5" office:value-type="string">
            <text:p>FPGA_20_PIN_HEADER</text:p>
          </table:table-cell>
          <table:table-cell table:style-name="ce5" office:value-type="string">
            <text:p>SSHSM-110-D-02-H-V-LF</text:p>
          </table:table-cell>
          <table:table-cell table:style-name="ce5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701</text:p>
          </table:table-cell>
          <table:table-cell table:style-name="ce5" office:value-type="string">
            <text:p>JTAG_CONN</text:p>
          </table:table-cell>
          <table:table-cell table:style-name="ce35" office:value-type="string">
            <text:p>TSHC-106-S-06-240-G-LF</text:p>
          </table:table-cell>
          <table:table-cell table:style-name="ce5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U204,U206</text:p>
          </table:table-cell>
          <table:table-cell table:number-columns-repeated="2" office:value-type="string">
            <text:p>LTC3546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33"/>
          <table:table-cell table:number-columns-repeated="1022"/>
        </table:table-row>
        <table:table-row table:style-name="ro5">
          <table:table-cell/>
          <table:table-cell table:style-name="ce33"/>
          <table:table-cell table:number-columns-repeated="2"/>
          <table:table-cell table:style-name="ce36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33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7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/00/0000</text:date>, <text:time style:data-style-name="N2" text:time-value="0000-00-00T20:13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09-18T20:19:38</dc:date>
    <meta:editing-duration>P15DT23H59M39S</meta:editing-duration>
    <meta:editing-cycles>90</meta:editing-cycles>
    <meta:document-statistic meta:table-count="7" meta:cell-count="1432" meta:object-count="0"/>
  </office:meta>
</office:document-meta>
</file>